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f1816" officeooo:paragraph-rsid="001f181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f1816" officeooo:paragraph-rsid="001f1816" style:font-weight-asian="bold" style:font-weight-complex="bold"/>
    </style:style>
    <style:style style:name="P3" style:family="paragraph" style:parent-style-name="Standard" style:list-style-name="L1">
      <style:text-properties officeooo:rsid="001f1816" officeooo:paragraph-rsid="001f1816"/>
    </style:style>
    <style:style style:name="P4" style:family="paragraph" style:parent-style-name="Standard" style:list-style-name="L2">
      <style:text-properties officeooo:rsid="001f1816" officeooo:paragraph-rsid="001f1816"/>
    </style:style>
    <style:style style:name="P5" style:family="paragraph" style:parent-style-name="Standard" style:list-style-name="L3">
      <style:text-properties officeooo:rsid="001f1816" officeooo:paragraph-rsid="001f1816"/>
    </style:style>
    <style:style style:name="P6" style:family="paragraph" style:parent-style-name="Standard" style:list-style-name="L4">
      <style:text-properties officeooo:rsid="001f1816" officeooo:paragraph-rsid="001f1816"/>
    </style:style>
    <style:style style:name="P7" style:family="paragraph" style:parent-style-name="Standard" style:list-style-name="L3">
      <style:text-properties officeooo:paragraph-rsid="001f1816"/>
    </style:style>
    <style:style style:name="T1" style:family="text">
      <style:text-properties officeooo:rsid="001f1816"/>
    </style:style>
    <style:style style:name="T2" style:family="text">
      <style:text-properties officeooo:rsid="0020dd24"/>
    </style:style>
    <style:style style:name="T3" style:family="text">
      <style:text-properties officeooo:rsid="0025cd34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me</text:p>
      <text:list xml:id="list195907004" text:style-name="L1">
        <text:list-item>
          <text:p text:style-name="P3">Farmer id</text:p>
        </text:list-item>
        <text:list-item>
          <text:p text:style-name="P3">Property id</text:p>
        </text:list-item>
        <text:list-item>
          <text:p text:style-name="P3">Parish</text:p>
        </text:list-item>
        <text:list-item>
          <text:p text:style-name="P3">Extension</text:p>
        </text:list-item>
        <text:list-item>
          <text:p text:style-name="P3">district</text:p>
        </text:list-item>
        <text:list-item>
          <text:p text:style-name="P3">Far<text:span text:style-name="T3">m</text:span></text:p>
        </text:list-item>
        <text:list-item>
          <text:p text:style-name="P3">Property size</text:p>
        </text:list-item>
        <text:list-item>
          <text:p text:style-name="P3">x coord</text:p>
        </text:list-item>
        <text:list-item>
          <text:p text:style-name="P3">y coord</text:p>
        </text:list-item>
      </text:list>
      <text:p text:style-name="P1"/>
      <text:p text:style-name="P1"/>
      <text:p text:style-name="P2">Farm properties</text:p>
      <text:list xml:id="list1389281740" text:style-name="L2">
        <text:list-item>
          <text:p text:style-name="P4">Farmer size*</text:p>
        </text:list-item>
        <text:list-item>
          <text:p text:style-name="P4">Farm age</text:p>
        </text:list-item>
        <text:list-item>
          <text:p text:style-name="P4">Firstname X</text:p>
        </text:list-item>
        <text:list-item>
          <text:p text:style-name="P4">Lastname X</text:p>
        </text:list-item>
      </text:list>
      <text:p text:style-name="P1"/>
      <text:p text:style-name="P2">Crop properties</text:p>
      <text:list xml:id="list1689162402" text:style-name="L3">
        <text:list-item>
          <text:p text:style-name="P5">Farm size* (micro, small, medium, medium-large, “ “)</text:p>
        </text:list-item>
        <text:list-item>
          <text:p text:style-name="P5">Farmer age</text:p>
        </text:list-item>
        <text:list-item>
          <text:p text:style-name="P5">Group</text:p>
        </text:list-item>
        <text:list-item>
          <text:p text:style-name="P5">Crop group</text:p>
        </text:list-item>
        <text:list-item>
          <text:p text:style-name="P7"><text:span text:style-name="T1">Gro</text:span><text:span text:style-name="T2">u</text:span><text:span text:style-name="T1">p type</text:span></text:p>
        </text:list-item>
        <text:list-item>
          <text:p text:style-name="P5">Crop area</text:p>
        </text:list-item>
        <text:list-item>
          <text:p text:style-name="P5">Crop Count</text:p>
        </text:list-item>
        <text:list-item>
          <text:p text:style-name="P5">Crop date</text:p>
          <text:p text:style-name="P5"/>
        </text:list-item>
      </text:list>
      <text:p text:style-name="P1">Check</text:p>
      <text:list xml:id="list581143065" text:style-name="L4">
        <text:list-item>
          <text:p text:style-name="P6">farm id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7T16:35:05</meta:creation-date>
    <meta:editing-duration>PT126H54M21S</meta:editing-duration>
    <meta:editing-cycles>3</meta:editing-cycles>
    <meta:generator>OpenOffice.org/3.2$Linux OpenOffice.org_project/320m19$Build-9505</meta:generator>
    <meta:initial-creator>Matthew McNaughton</meta:initial-creator>
    <dc:date>2011-02-15T12:30:08</dc:date>
    <dc:creator>Matthew McNaughton</dc:creator>
    <meta:document-statistic meta:table-count="0" meta:image-count="0" meta:object-count="0" meta:page-count="1" meta:paragraph-count="26" meta:word-count="74" meta:character-count="298"/>
  </office:meta>
</office:document-meta>
</file>